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 Black" svg:font-family="'Arial Black'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 style:text-autospace="none"/>
    </style:style>
    <style:style style:name="P2" style:family="paragraph" style:parent-style-name="Standard" style:list-style-name="">
      <style:paragraph-properties fo:margin-top="0cm" fo:margin-bottom="0.353cm" fo:line-height="115%" style:text-autospace="none"/>
      <style:text-properties style:font-name="Calibri" fo:font-size="14pt" fo:language="en" fo:country="none" style:font-name-asian="Calibri" style:font-size-asian="14pt" style:font-name-complex="Calibri" style:font-size-complex="14pt"/>
    </style:style>
    <style:style style:name="P3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 style:text-autospace="none">
        <style:tab-stops/>
      </style:paragraph-properties>
    </style:style>
    <style:style style:name="P4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 style:text-autospace="none">
        <style:tab-stops/>
      </style:paragraph-properties>
      <style:text-properties style:font-name="Calibri" fo:font-size="14pt" fo:language="en" fo:country="none" style:font-name-asian="Calibri" style:font-size-asian="14pt" style:font-name-complex="Calibri" style:font-size-complex="14pt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2" style:family="text">
      <style:text-properties style:font-name="Calibri" fo:font-size="14pt" fo:language="en" fo:country="none" style:font-name-asian="Calibri" style:font-size-asian="14pt" style:font-name-complex="Calibri" style:font-size-complex="14pt"/>
    </style:style>
    <style:style style:name="T3" style:family="text">
      <style:text-properties style:font-name="Arial Black" fo:font-size="14pt" fo:language="en" fo:country="none" style:font-name-asian="Arial Black" style:font-size-asian="14pt" style:font-name-complex="Arial Black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17"/></text:span><text:span text:style-name="T3">Requirements</text:span></text:p>
      <text:p text:style-name="P2"/>
      <text:list xml:id="list4957024674354602147" text:style-name="RTF_5f_Num_20_2">
        <text:list-item>
          <text:p text:style-name="P4">Login : User can login only via facebook.</text:p>
        </text:list-item>
        <text:list-item>
          <text:p text:style-name="P4">Browsing : Browsing the website requires no prior registration of user.</text:p>
        </text:list-item>
        <text:list-item>
          <text:p text:style-name="P4">All the products must be visible on the Home page.</text:p>
        </text:list-item>
        <text:list-item>
          <text:p text:style-name="P4">When a user clicks on any product he/she may see "Prize" of the item and "Add to cart" option.</text:p>
        </text:list-item>
        <text:list-item>
          <text:p text:style-name="P4">Category: There will be 2 basic categories (i) Age (ii) Type. </text:p>
        </text:list-item>
        <text:list-item>
          <text:p text:style-name="P4">Further Age has two divisions (a) 0-2 years (b) 3-12 years.</text:p>
        </text:list-item>
        <text:list-item>
          <text:p text:style-name="P4">Type category has 5 divisions (a) Dolls (b)Cars and radio controlled (c) Clackers (d) Construction toys (e) Puzzles</text:p>
        </text:list-item>
        <text:list-item>
          <text:p text:style-name="P4">If a user not already registered and goes for "Add to cart" option will have to register first simply by giving his/her name and by logging in with facebook.</text:p>
        </text:list-item>
        <text:list-item>
          <text:p text:style-name="P3"><text:span text:style-name="T2">While user tries to order a product he has to provide address details for shipment of the product like:- </text:span><text:span text:style-name="T1"><text:s/></text:span><text:span text:style-name="T2">(i)Street 1(it will be a mandatory field), (ii)Street 2(optional), (iii)House No.(mandatory), (iv)City(mandatory), <text:s/>(v)State(mandatory) and (vi)Pincode(mandatory).</text:span></text:p>
        </text:list-item>
        <text:list-item>
          <text:p text:style-name="P4">If the user leaves any of the mandatory fields empty there will be a message on the screen to fill the required field.</text:p>
        </text:list-item>
        <text:list-item>
          <text:p text:style-name="P4">There will be an option of "Remove" in cart list if user wants can remove the item from the list.</text:p>
        </text:list-item>
        <text:list-item>
          <text:p text:style-name="P4">There will be only one mode of payment "COD" i.e. Cash on delivery.</text:p>
        </text:list-item>
        <text:list-item>
          <text:p text:style-name="P4">User must be notified via some pop-up or message about the successful placement of order and also and also about how many items are added in the lis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 Black" svg:font-family="'Arial Black'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8T21:33:55.91</meta:creation-date>
    <meta:document-statistic meta:table-count="0" meta:image-count="0" meta:object-count="0" meta:page-count="1" meta:paragraph-count="14" meta:word-count="249" meta:character-count="1392"/>
    <dc:date>2017-02-08T21:34:41.20</dc:date>
    <meta:editing-duration>PT45S</meta:editing-duration>
    <meta:editing-cycles>1</meta:editing-cycles>
    <meta:generator>OpenOffice/4.1.2$Win32 OpenOffice.org_project/412m3$Build-9782</meta:generator>
  </office:meta>
</office:document-meta>
</file>